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text:soft-page-break/>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text:soft-page-break/>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text:soft-page-break/>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kept in use and are not returned to their storage vesicles. <text:s/>This creates a sense of fulfillment in that area, while the norepinephrine and dopamine releasing mechanisms cannot send new neurotransmitters as the transporters are blocked from recycling the old neurotransmitters. <text:s/>Without new neurotransmitters, bad behavior is accepted by the neural network. <text:s/>I'm unsure of how socially sadistic behavior is rewarded by such an altered human neural network, but that is how socially sadistic behavior is accepted through the use of NET and DAT inhibitors like methylphenidate, cocaine, and methamphetamine. <text:s/>It's like that guy on the show Cops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3T13:16:50.107000000</dc:date>
    <meta:editing-duration>PT1H15M20S</meta:editing-duration>
    <meta:editing-cycles>74</meta:editing-cycles>
    <meta:generator>LibreOffice/7.2.1.2$Windows_X86_64 LibreOffice_project/87b77fad49947c1441b67c559c339af8f3517e22</meta:generator>
    <meta:document-statistic meta:table-count="0" meta:image-count="0" meta:object-count="0" meta:page-count="206" meta:paragraph-count="2535" meta:word-count="136717" meta:character-count="760012" meta:non-whitespace-character-count="616648"/>
  </office:meta>
</office:document-meta>
</file>